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f98" officeooo:paragraph-rsid="000ae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ER diagram practice – Simple</text:p>
      <text:p text:style-name="P1"/>
      <text:p text:style-name="P1"><text:s/></text:p>
      <text:p text:style-name="P1"/>
      <text:p text:style-name="P1">U.S. House of Representatives</text:p>
      <text:p text:style-name="P1"/>
      <text:p text:style-name="P1">Source: Database Systems by Elmasri &amp; Navathe</text:p>
      <text:p text:style-name="P1"/>
      <text:p text:style-name="P1"><text:s/></text:p>
      <text:p text:style-name="P1"/>
      <text:p text:style-name="P1">Design an ER schema for keeping track of information about votes taken in the U.S.</text:p>
      <text:p text:style-name="P1"/>
      <text:p text:style-name="P1">House of Representatives during the current two-year congressional session. The</text:p>
      <text:p text:style-name="P1"/>
      <text:p text:style-name="P1">database needs to keep track of each U.S. STATE’s Name (e.g. Texas, New York,</text:p>
      <text:p text:style-name="P1"/>
      <text:p text:style-name="P1">California) and includes the Region of the state (whose domain is {Northeast, Midwest,</text:p>
      <text:p text:style-name="P1"/>
      <text:p text:style-name="P1">Southeast, Southwest, West}). Each CONGRESSPERSON in the House of</text:p>
      <text:p text:style-name="P1"/>
      <text:p text:style-name="P1">Representatives is described by their Name, and includes the District represented, the</text:p>
      <text:p text:style-name="P1"/>
      <text:p text:style-name="P1">StartDate when they were first elected, and the political Party they belong to (whose</text:p>
      <text:p text:style-name="P1"/>
      <text:p text:style-name="P1">domain is {Republican, Democrat, Independent, Other}). The database keeps track of</text:p>
      <text:p text:style-name="P1"/>
      <text:p text:style-name="P1">each BILL (i.e. proposed law), and includes the BillName, the DateOfVote on the bill,</text:p>
      <text:p text:style-name="P1"/>
      <text:p text:style-name="P1">whether the bill PassedOrFailed (whose domain is {YES, NO}), and the Sponsor (the</text:p>
      <text:p text:style-name="P1"/>
      <text:p text:style-name="P1">congressperson(s) who sponsored – i.e. proposed – the bill). The database keeps track of</text:p>
      <text:p text:style-name="P1"/>
      <text:p text:style-name="P1">how each congressperson voted on each bill (domain of vote is {Yes, No, Abstain,</text:p>
      <text:p text:style-name="P1"/>
      <text:p text:style-name="P1">Absent}). Draw an ER schema diagram for the above application. State clearly any</text:p>
      <text:p text:style-name="P1"/>
      <text:p text:style-name="P1">assumptions you make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0:41:53.450423000</meta:creation-date>
    <dc:date>2015-03-04T00:42:34.997646000</dc:date>
    <meta:editing-duration>P0D</meta:editing-duration>
    <meta:editing-cycles>1</meta:editing-cycles>
    <meta:document-statistic meta:table-count="0" meta:image-count="0" meta:object-count="0" meta:page-count="1" meta:paragraph-count="20" meta:word-count="182" meta:character-count="1182" meta:non-whitespace-character-count="1011"/>
    <meta:generator>LibreOffice/4.2.8.2$MacOSX_x86 LibreOffice_project/48d50dbfc06349262c9d50868e5c1f630a573ebd</meta:generator>
  </office:meta>
</office:document-meta>
</file>